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148" officeooo:paragraph-rsid="000f0148"/>
    </style:style>
    <style:style style:name="P2" style:family="paragraph" style:parent-style-name="Preformatted_20_Text">
      <style:text-properties fo:font-variant="normal" fo:text-transform="none" fo:color="#333333" loext:opacity="100%" style:font-name="monospace" fo:font-size="11.25pt" fo:letter-spacing="normal" fo:font-style="normal" fo:font-weight="bold" officeooo:rsid="000f0148" officeooo:paragraph-rsid="000f0148" style:font-weight-asian="bold" style:font-weight-complex="bold"/>
    </style:style>
    <style:style style:name="P3" style:family="paragraph" style:parent-style-name="Standard">
      <style:text-properties officeooo:rsid="000f0148" officeooo:paragraph-rsid="000f0148"/>
    </style:style>
    <style:style style:name="P4" style:family="paragraph" style:parent-style-name="Standard">
      <style:text-properties officeooo:rsid="0010ea97" officeooo:paragraph-rsid="0010ea97"/>
    </style:style>
    <style:style style:name="P5" style:family="paragraph" style:parent-style-name="Standard">
      <style:text-properties fo:font-weight="bold" officeooo:rsid="000f0148" officeooo:paragraph-rsid="000f0148" style:font-weight-asian="bold" style:font-weight-complex="bold"/>
    </style:style>
    <style:style style:name="P6" style:family="paragraph" style:parent-style-name="Standard">
      <style:text-properties fo:font-weight="bold" officeooo:rsid="0010ea97" officeooo:paragraph-rsid="0010ea97" style:font-weight-asian="bold" style:font-weight-complex="bold"/>
    </style:style>
    <style:style style:name="T1" style:family="text">
      <style:text-properties officeooo:rsid="000fba2d"/>
    </style:style>
    <style:style style:name="T2" style:family="text">
      <style:text-properties officeooo:rsid="0010ea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.</text:span>Create Virtual Environment:</text:p>
      <text:p text:style-name="P5">python3 -m pip install –user virtualenv <text:s/></text:p>
      <text:p text:style-name="P1"/>
      <text:p text:style-name="P1"><text:span text:style-name="T2">2.</text:span>Now, go to your directory where you want to create virtual en<text:span text:style-name="T1">vironment</text:span></text:p>
      <text:p text:style-name="P2"><text:bookmark text:name="codecell6"/>python3 -m venv env</text:p>
      <text:p text:style-name="P1"/>
      <text:p text:style-name="P4">3.To activate the virtual environment we use,</text:p>
      <text:p text:style-name="P6">source venx/bin/activate</text:p>
      <text:p text:style-name="P6"/>
      <text:p text:style-name="P6">4.cd ../ &gt; previous folder</text:p>
      <text:p text:style-name="P6">5.cd ./foldername next folder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17:18:21.070450795</meta:creation-date>
    <dc:date>2021-12-14T11:30:43.302101222</dc:date>
    <meta:editing-duration>PT7M55S</meta:editing-duration>
    <meta:editing-cycles>2</meta:editing-cycles>
    <meta:generator>LibreOffice/7.1.7.2$Linux_X86_64 LibreOffice_project/10$Build-2</meta:generator>
    <meta:document-statistic meta:table-count="0" meta:image-count="0" meta:object-count="0" meta:page-count="1" meta:paragraph-count="8" meta:word-count="43" meta:character-count="285" meta:non-whitespace-character-count="248"/>
  </office:meta>
</office:document-meta>
</file>